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3" style:family="table-cell" style:parent-style-name="Default">
      <style:table-cell-properties fo:background-color="#ccff00" style:text-align-source="fix" style:repeat-content="false"/>
      <style:paragraph-properties fo:text-align="start" fo:margin-left="0mm"/>
      <style:text-properties fo:color="#000000"/>
    </style:style>
    <style:style style:name="ce4" style:family="table-cell" style:parent-style-name="Default">
      <style:table-cell-properties fo:background-color="#ccff00" style:text-align-source="fix" style:repeat-content="false"/>
      <style:paragraph-properties fo:text-align="start" fo:margin-left="0mm"/>
      <style:text-properties style:use-window-font-color="true"/>
    </style:style>
    <style:style style:name="ce5" style:family="table-cell" style:parent-style-name="Default">
      <style:table-cell-properties fo:background-color="#ccff00"/>
      <style:text-properties fo:color="#000000"/>
    </style:style>
    <style:style style:name="ce6" style:family="table-cell" style:parent-style-name="Default">
      <style:table-cell-properties fo:background-color="#ccff00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gr3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6.53mm" svg:height="104.12mm" svg:x="166.99mm" svg:y="19.12mm">
            <loext:p draw:notify-on-update-of-ranges="Sheet1.A7:Sheet1.A35 Sheet1.C5:Sheet1.C6 Sheet1.C7:Sheet1.C35 Sheet1.D5:Sheet1.D6 Sheet1.D7:Sheet1.D35 Sheet1.E5:Sheet1.E6 Sheet1.E7:Sheet1.E35 Sheet1.F5:Sheet1.F6 Sheet1.F7:Sheet1.F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6.3mm" svg:height="104.45mm" svg:x="26.64mm" svg:y="60.23mm">
            <loext:p draw:notify-on-update-of-ranges="Sheet1.A7:Sheet1.A35 Sheet1.B5:Sheet1.B6 Sheet1.B7:Sheet1.B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2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ocation Id: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Total Energy</text:p>
          </table:table-cell>
          <table:table-cell office:value-type="string" calcext:value-type="string">
            <text:p>Active Energy</text:p>
          </table:table-cell>
          <table:table-cell office:value-type="string" calcext:value-type="string">
            <text:p>Ramp Energy</text:p>
          </table:table-cell>
          <table:table-cell office:value-type="string" calcext:value-type="string">
            <text:p>Tail Energy</text:p>
          </table:table-cell>
          <table:table-cell office:value-type="string" calcext:value-type="string">
            <text:p>RSSI range</text:p>
          </table:table-cell>
          <table:table-cell office:value-type="string" calcext:value-type="string">
            <text:p>Avg RRSI</text:p>
          </table:table-cell>
          <table:table-cell office:value-type="string" calcext:value-type="string">
            <text:p>Var RSSI</text:p>
          </table:table-cell>
          <table:table-cell office:value-type="string" calcext:value-type="string">
            <text:p>Num Points</text:p>
          </table:table-cell>
          <table:table-cell office:value-type="string" calcext:value-type="string">
            <text:p>Num. Handovers</text:p>
          </table:table-cell>
          <table:table-cell/>
          <table:table-cell office:value-type="string" calcext:value-type="string">
            <text:p>Avg. RSS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236.634966704" calcext:value-type="float">
            <text:p>236.634966704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96-110</text:p>
          </table:table-cell>
          <table:table-cell office:value-type="float" office:value="-101" calcext:value-type="float">
            <text:p>-1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F7]/[.C7])*100" office:value-type="float" office:value="8.82352941176471" calcext:value-type="float">
            <text:p>8.8235294118</text:p>
          </table:table-cell>
          <table:table-cell table:formula="of:=-[.H7]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230.544063625" calcext:value-type="float">
            <text:p>230.544063625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01-121</text:p>
          </table:table-cell>
          <table:table-cell office:value-type="float" office:value="-113" calcext:value-type="float">
            <text:p>-11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F8]/[.C8])*100" office:value-type="float" office:value="8.49056603773585" calcext:value-type="float">
            <text:p>8.4905660377</text:p>
          </table:table-cell>
          <table:table-cell table:formula="of:=-[.H8]" office:value-type="float" office:value="113" calcext:value-type="float">
            <text:p>113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229.59272415" calcext:value-type="float">
            <text:p>229.59272415</text:p>
          </table:table-cell>
          <table:table-cell table:style-name="ce5" office:value-type="float" office:value="10.55" calcext:value-type="float">
            <text:p>10.5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string" calcext:value-type="string">
            <text:p>105-111</text:p>
          </table:table-cell>
          <table:table-cell table:style-name="ce5" office:value-type="float" office:value="-107" calcext:value-type="float">
            <text:p>-10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([.F9]/[.C9])*100" office:value-type="float" office:value="9.95260663507109" calcext:value-type="float">
            <text:p>9.9526066351</text:p>
          </table:table-cell>
          <table:table-cell table:formula="of:=-[.H9]" office:value-type="float" office:value="107" calcext:value-type="float">
            <text:p>107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225.470156035" calcext:value-type="float">
            <text:p>225.470156035</text:p>
          </table:table-cell>
          <table:table-cell office:value-type="float" office:value="10.15" calcext:value-type="float">
            <text:p>10.15</text:p>
          </table:table-cell>
          <table:table-cell office:value-type="float" office:value="9.6" calcext:value-type="float">
            <text:p>9.6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04-110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F10]/[.C10])*100" office:value-type="float" office:value="10.3448275862069" calcext:value-type="float">
            <text:p>10.3448275862</text:p>
          </table:table-cell>
          <table:table-cell table:formula="of:=-[.H10]" office:value-type="float" office:value="106" calcext:value-type="float">
            <text:p>106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25.297494804" calcext:value-type="float">
            <text:p>225.297494804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.8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99-107</text:p>
          </table:table-cell>
          <table:table-cell office:value-type="float" office:value="-104" calcext:value-type="float">
            <text:p>-1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F11]/[.C11])*100" office:value-type="float" office:value="8.18181818181818" calcext:value-type="float">
            <text:p>8.1818181818</text:p>
          </table:table-cell>
          <table:table-cell table:formula="of:=-[.H11]" office:value-type="float" office:value="104" calcext:value-type="float">
            <text:p>104</text:p>
          </table:table-cell>
          <table:table-cell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float" office:value="223.057008497" calcext:value-type="float">
            <text:p>223.05700849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string" calcext:value-type="string">
            <text:p>88-102</text:p>
          </table:table-cell>
          <table:table-cell table:style-name="ce6" office:value-type="float" office:value="-94" calcext:value-type="float">
            <text:p>-9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([.F12]/[.C12])*100" office:value-type="float" office:value="8.18181818181818" calcext:value-type="float">
            <text:p>8.1818181818</text:p>
          </table:table-cell>
          <table:table-cell table:formula="of:=-[.H12]"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222.59482617" calcext:value-type="float">
            <text:p>222.59482617</text:p>
          </table:table-cell>
          <table:table-cell office:value-type="float" office:value="10.15" calcext:value-type="float">
            <text:p>10.15</text:p>
          </table:table-cell>
          <table:table-cell office:value-type="float" office:value="9.6" calcext:value-type="float">
            <text:p>9.6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04-113</text:p>
          </table:table-cell>
          <table:table-cell office:value-type="float" office:value="-108" calcext:value-type="float">
            <text:p>-10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F13]/[.C13])*100" office:value-type="float" office:value="10.3448275862069" calcext:value-type="float">
            <text:p>10.3448275862</text:p>
          </table:table-cell>
          <table:table-cell table:formula="of:=-[.H13]" office:value-type="float" office:value="108" calcext:value-type="float">
            <text:p>108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221.951766281" calcext:value-type="float">
            <text:p>221.951766281</text:p>
          </table:table-cell>
          <table:table-cell office:value-type="float" office:value="10.95" calcext:value-type="float">
            <text:p>10.95</text:p>
          </table:table-cell>
          <table:table-cell office:value-type="float" office:value="10.4" calcext:value-type="float">
            <text:p>10.4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98-103</text:p>
          </table:table-cell>
          <table:table-cell office:value-type="float" office:value="-101" calcext:value-type="float">
            <text:p>-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F14]/[.C14])*100" office:value-type="float" office:value="9.58904109589041" calcext:value-type="float">
            <text:p>9.5890410959</text:p>
          </table:table-cell>
          <table:table-cell table:formula="of:=-[.H14]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219.552413161" calcext:value-type="float">
            <text:p>219.552413161</text:p>
          </table:table-cell>
          <table:table-cell office:value-type="float" office:value="10.95" calcext:value-type="float">
            <text:p>10.95</text:p>
          </table:table-cell>
          <table:table-cell office:value-type="float" office:value="10.4" calcext:value-type="float">
            <text:p>10.4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07-115</text:p>
          </table:table-cell>
          <table:table-cell office:value-type="float" office:value="-110" calcext:value-type="float">
            <text:p>-1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F15]/[.C15])*100" office:value-type="float" office:value="9.58904109589041" calcext:value-type="float">
            <text:p>9.5890410959</text:p>
          </table:table-cell>
          <table:table-cell table:formula="of:=-[.H15]"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15.879435039" calcext:value-type="float">
            <text:p>215.879435039</text:p>
          </table:table-cell>
          <table:table-cell office:value-type="float" office:value="11.4" calcext:value-type="float">
            <text:p>11.4</text:p>
          </table:table-cell>
          <table:table-cell office:value-type="float" office:value="11.2" calcext:value-type="float">
            <text:p>11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99-113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F16]/[.C16])*100" office:value-type="float" office:value="7.89473684210526" calcext:value-type="float">
            <text:p>7.8947368421</text:p>
          </table:table-cell>
          <table:table-cell table:formula="of:=-[.H16]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06.736366875" calcext:value-type="float">
            <text:p>206.736366875</text:p>
          </table:table-cell>
          <table:table-cell office:value-type="float" office:value="11.3" calcext:value-type="float">
            <text:p>11.3</text:p>
          </table:table-cell>
          <table:table-cell office:value-type="float" office:value="10.4" calcext:value-type="float">
            <text:p>10.4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97-105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F17]/[.C17])*100" office:value-type="float" office:value="10.6194690265487" calcext:value-type="float">
            <text:p>10.6194690265</text:p>
          </table:table-cell>
          <table:table-cell table:formula="of:=-[.H17]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97.732064922" calcext:value-type="float">
            <text:p>197.732064922</text:p>
          </table:table-cell>
          <table:table-cell office:value-type="float" office:value="12.55" calcext:value-type="float">
            <text:p>12.55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97-106</text:p>
          </table:table-cell>
          <table:table-cell office:value-type="float" office:value="-101" calcext:value-type="float">
            <text:p>-1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F18]/[.C18])*100" office:value-type="float" office:value="8.36653386454183" calcext:value-type="float">
            <text:p>8.3665338645</text:p>
          </table:table-cell>
          <table:table-cell table:formula="of:=-[.H18]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78.508837079" calcext:value-type="float">
            <text:p>178.508837079</text:p>
          </table:table-cell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05-115</text:p>
          </table:table-cell>
          <table:table-cell office:value-type="float" office:value="-110" calcext:value-type="float">
            <text:p>-1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([.F19]/[.C19])*100" office:value-type="float" office:value="6.33802816901408" calcext:value-type="float">
            <text:p>6.338028169</text:p>
          </table:table-cell>
          <table:table-cell table:formula="of:=-[.H19]"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float" office:value="169.017306853" calcext:value-type="float">
            <text:p>169.017306853</text:p>
          </table:table-cell>
          <table:table-cell table:style-name="ce6" office:value-type="float" office:value="13.35" calcext:value-type="float">
            <text:p>13.35</text:p>
          </table:table-cell>
          <table:table-cell table:style-name="ce6" office:value-type="float" office:value="11.6" calcext:value-type="float">
            <text:p>11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65" calcext:value-type="float">
            <text:p>1.65</text:p>
          </table:table-cell>
          <table:table-cell table:style-name="ce6" office:value-type="string" calcext:value-type="string">
            <text:p>86-92</text:p>
          </table:table-cell>
          <table:table-cell table:style-name="ce6" office:value-type="float" office:value="-89" calcext:value-type="float">
            <text:p>-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([.F20]/[.C20])*100" office:value-type="float" office:value="12.3595505617978" calcext:value-type="float">
            <text:p>12.3595505618</text:p>
          </table:table-cell>
          <table:table-cell table:formula="of:=-[.H20]" office:value-type="float" office:value="89" calcext:value-type="float">
            <text:p>89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63.404505198" calcext:value-type="float">
            <text:p>163.404505198</text:p>
          </table:table-cell>
          <table:table-cell office:value-type="float" office:value="15.8" calcext:value-type="float">
            <text:p>15.8</text:p>
          </table:table-cell>
          <table:table-cell office:value-type="float" office:value="15.6" calcext:value-type="float">
            <text:p>15.6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99-109</text:p>
          </table:table-cell>
          <table:table-cell office:value-type="float" office:value="-104" calcext:value-type="float">
            <text:p>-1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F21]/[.C21])*100" office:value-type="float" office:value="5.69620253164557" calcext:value-type="float">
            <text:p>5.6962025316</text:p>
          </table:table-cell>
          <table:table-cell table:formula="of:=-[.H21]" office:value-type="float" office:value="104" calcext:value-type="float">
            <text:p>104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38.292330604" calcext:value-type="float">
            <text:p>138.292330604</text:p>
          </table:table-cell>
          <table:table-cell office:value-type="float" office:value="17.7" calcext:value-type="float">
            <text:p>17.7</text:p>
          </table:table-cell>
          <table:table-cell office:value-type="float" office:value="16.8" calcext:value-type="float">
            <text:p>16.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84-92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F22]/[.C22])*100" office:value-type="float" office:value="6.77966101694915" calcext:value-type="float">
            <text:p>6.7796610169</text:p>
          </table:table-cell>
          <table:table-cell table:formula="of:=-[.H22]" office:value-type="float" office:value="88" calcext:value-type="float">
            <text:p>88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113.366577732" calcext:value-type="float">
            <text:p>113.366577732</text:p>
          </table:table-cell>
          <table:table-cell office:value-type="float" office:value="19.1" calcext:value-type="float">
            <text:p>19.1</text:p>
          </table:table-cell>
          <table:table-cell office:value-type="float" office:value="16.4" calcext:value-type="float">
            <text:p>16.4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102-113</text:p>
          </table:table-cell>
          <table:table-cell office:value-type="float" office:value="-107" calcext:value-type="float">
            <text:p>-1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([.F23]/[.C23])*100" office:value-type="float" office:value="12.565445026178" calcext:value-type="float">
            <text:p>12.5654450262</text:p>
          </table:table-cell>
          <table:table-cell table:formula="of:=-[.H23]" office:value-type="float" office:value="107" calcext:value-type="float">
            <text:p>107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92.7514044678" calcext:value-type="float">
            <text:p>92.7514044678</text:p>
          </table:table-cell>
          <table:table-cell office:value-type="float" office:value="26.95" calcext:value-type="float">
            <text:p>26.95</text:p>
          </table:table-cell>
          <table:table-cell office:value-type="float" office:value="26.4" calcext:value-type="float">
            <text:p>26.4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94-111</text:p>
          </table:table-cell>
          <table:table-cell office:value-type="float" office:value="-102" calcext:value-type="float">
            <text:p>-10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F24]/[.C24])*100" office:value-type="float" office:value="3.8961038961039" calcext:value-type="float">
            <text:p>3.8961038961</text:p>
          </table:table-cell>
          <table:table-cell table:formula="of:=-[.H24]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92.1437878797" calcext:value-type="float">
            <text:p>92.1437878797</text:p>
          </table:table-cell>
          <table:table-cell office:value-type="float" office:value="26.7" calcext:value-type="float">
            <text:p>26.7</text:p>
          </table:table-cell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88-102</text:p>
          </table:table-cell>
          <table:table-cell office:value-type="float" office:value="-95" calcext:value-type="float">
            <text:p>-9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[.F25]/[.C25])*100" office:value-type="float" office:value="4.49438202247191" calcext:value-type="float">
            <text:p>4.4943820225</text:p>
          </table:table-cell>
          <table:table-cell table:formula="of:=-[.H25]" office:value-type="float" office:value="95" calcext:value-type="float">
            <text:p>95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89.26282095" calcext:value-type="float">
            <text:p>89.26282095</text:p>
          </table:table-cell>
          <table:table-cell office:value-type="float" office:value="24.8" calcext:value-type="float">
            <text:p>24.8</text:p>
          </table:table-cell>
          <table:table-cell office:value-type="float" office:value="21.6" calcext:value-type="float">
            <text:p>21.6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101-110</text:p>
          </table:table-cell>
          <table:table-cell office:value-type="float" office:value="-106" calcext:value-type="float">
            <text:p>-10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([.F26]/[.C26])*100" office:value-type="float" office:value="10.8870967741935" calcext:value-type="float">
            <text:p>10.8870967742</text:p>
          </table:table-cell>
          <table:table-cell table:formula="of:=-[.H26]" office:value-type="float" office:value="106" calcext:value-type="float">
            <text:p>106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84.0849786866" calcext:value-type="float">
            <text:p>84.0849786866</text:p>
          </table:table-cell>
          <table:table-cell office:value-type="float" office:value="28.05" calcext:value-type="float">
            <text:p>28.05</text:p>
          </table:table-cell>
          <table:table-cell office:value-type="float" office:value="26.4" calcext:value-type="float">
            <text:p>26.4</text:p>
          </table:table-cell>
          <table:table-cell office:value-type="float" office:value="0.6" calcext:value-type="float">
            <text:p>0.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108-123</text:p>
          </table:table-cell>
          <table:table-cell office:value-type="float" office:value="-116" calcext:value-type="float">
            <text:p>-1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[.F27]/[.C27])*100" office:value-type="float" office:value="6.95187165775401" calcext:value-type="float">
            <text:p>6.9518716578</text:p>
          </table:table-cell>
          <table:table-cell table:formula="of:=-[.H27]" office:value-type="float" office:value="116" calcext:value-type="float">
            <text:p>116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74.1338452147" calcext:value-type="float">
            <text:p>74.1338452147</text:p>
          </table:table-cell>
          <table:table-cell office:value-type="float" office:value="34.55" calcext:value-type="float">
            <text:p>34.55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06-113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F28]/[.C28])*100" office:value-type="float" office:value="3.03907380607815" calcext:value-type="float">
            <text:p>3.0390738061</text:p>
          </table:table-cell>
          <table:table-cell table:formula="of:=-[.H28]" office:value-type="float" office:value="108" calcext:value-type="float">
            <text:p>108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69.9148950907" calcext:value-type="float">
            <text:p>69.9148950907</text:p>
          </table:table-cell>
          <table:table-cell office:value-type="float" office:value="32.4" calcext:value-type="float">
            <text:p>32.4</text:p>
          </table:table-cell>
          <table:table-cell office:value-type="float" office:value="29.2" calcext:value-type="float">
            <text:p>29.2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99-114</text:p>
          </table:table-cell>
          <table:table-cell office:value-type="float" office:value="-106" calcext:value-type="float">
            <text:p>-10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([.F29]/[.C29])*100" office:value-type="float" office:value="10.1851851851852" calcext:value-type="float">
            <text:p>10.1851851852</text:p>
          </table:table-cell>
          <table:table-cell table:formula="of:=-[.H29]" office:value-type="float" office:value="106" calcext:value-type="float">
            <text:p>106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62.1160358462" calcext:value-type="float">
            <text:p>62.1160358462</text:p>
          </table:table-cell>
          <table:table-cell office:value-type="float" office:value="31.15" calcext:value-type="float">
            <text:p>31.15</text:p>
          </table:table-cell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.6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83-101</text:p>
          </table:table-cell>
          <table:table-cell office:value-type="float" office:value="-92" calcext:value-type="float">
            <text:p>-9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[.F30]/[.C30])*100" office:value-type="float" office:value="20.7062600321027" calcext:value-type="float">
            <text:p>20.7062600321</text:p>
          </table:table-cell>
          <table:table-cell table:formula="of:=-[.H30]"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47.7802471546" calcext:value-type="float">
            <text:p>47.7802471546</text:p>
          </table:table-cell>
          <table:table-cell office:value-type="float" office:value="51" calcext:value-type="float">
            <text:p>51</text:p>
          </table:table-cell>
          <table:table-cell office:value-type="float" office:value="48.8" calcext:value-type="float">
            <text:p>48.8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103-120</text:p>
          </table:table-cell>
          <table:table-cell office:value-type="float" office:value="-111" calcext:value-type="float">
            <text:p>-1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([.F31]/[.C31])*100" office:value-type="float" office:value="5.29411764705882" calcext:value-type="float">
            <text:p>5.2941176471</text:p>
          </table:table-cell>
          <table:table-cell table:formula="of:=-[.H31]" office:value-type="float" office:value="111" calcext:value-type="float">
            <text:p>111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41.1398714011" calcext:value-type="float">
            <text:p>41.1398714011</text:p>
          </table:table-cell>
          <table:table-cell office:value-type="float" office:value="53.95" calcext:value-type="float">
            <text:p>53.95</text:p>
          </table:table-cell>
          <table:table-cell office:value-type="float" office:value="47.6" calcext:value-type="float">
            <text:p>47.6</text:p>
          </table:table-cell>
          <table:table-cell office:value-type="float" office:value="3.2" calcext:value-type="float">
            <text:p>3.2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104-120</text:p>
          </table:table-cell>
          <table:table-cell office:value-type="float" office:value="-112" calcext:value-type="float">
            <text:p>-1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([.F32]/[.C32])*100" office:value-type="float" office:value="7.50695088044486" calcext:value-type="float">
            <text:p>7.5069508804</text:p>
          </table:table-cell>
          <table:table-cell table:formula="of:=-[.H32]"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32.3556696898" calcext:value-type="float">
            <text:p>32.3556696898</text:p>
          </table:table-cell>
          <table:table-cell office:value-type="float" office:value="64.35" calcext:value-type="float">
            <text:p>64.35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102-116</text:p>
          </table:table-cell>
          <table:table-cell office:value-type="float" office:value="-109" calcext:value-type="float">
            <text:p>-10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F33]/[.C33])*100" office:value-type="float" office:value="11.8881118881119" calcext:value-type="float">
            <text:p>11.8881118881</text:p>
          </table:table-cell>
          <table:table-cell table:formula="of:=-[.H33]" office:value-type="float" office:value="109" calcext:value-type="float">
            <text:p>109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27.9440610545" calcext:value-type="float">
            <text:p>27.9440610545</text:p>
          </table:table-cell>
          <table:table-cell office:value-type="float" office:value="49.65" calcext:value-type="float">
            <text:p>49.65</text:p>
          </table:table-cell>
          <table:table-cell office:value-type="float" office:value="43.6" calcext:value-type="float">
            <text:p>43.6</text:p>
          </table:table-cell>
          <table:table-cell office:value-type="float" office:value="0.8" calcext:value-type="float">
            <text:p>0.8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98-115</text:p>
          </table:table-cell>
          <table:table-cell office:value-type="float" office:value="-107" calcext:value-type="float">
            <text:p>-10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[.F34]/[.C34])*100" office:value-type="float" office:value="12.3867069486405" calcext:value-type="float">
            <text:p>12.3867069486</text:p>
          </table:table-cell>
          <table:table-cell table:formula="of:=-[.H34]" office:value-type="float" office:value="107" calcext:value-type="float">
            <text:p>107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22.8371088389" calcext:value-type="float">
            <text:p>22.8371088389</text:p>
          </table:table-cell>
          <table:table-cell office:value-type="float" office:value="71.95" calcext:value-type="float">
            <text:p>71.95</text:p>
          </table:table-cell>
          <table:table-cell office:value-type="float" office:value="44.4" calcext:value-type="float">
            <text:p>44.4</text:p>
          </table:table-cell>
          <table:table-cell office:value-type="float" office:value="5.8" calcext:value-type="float">
            <text:p>5.8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94-116</text:p>
          </table:table-cell>
          <table:table-cell office:value-type="float" office:value="-106" calcext:value-type="float">
            <text:p>-10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([.F35]/[.C35])*100" office:value-type="float" office:value="31.4801945795691" calcext:value-type="float">
            <text:p>31.4801945796</text:p>
          </table:table-cell>
          <table:table-cell table:formula="of:=-[.H35]" office:value-type="float" office:value="106" calcext:value-type="float">
            <text:p>10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Default" office:value-type="float" office:value="229.59272415" calcext:value-type="float">
            <text:p>229.59272415</text:p>
          </table:table-cell>
          <table:table-cell table:style-name="Default" office:value-type="float" office:value="89.26282095" calcext:value-type="float">
            <text:p>89.26282095</text:p>
          </table:table-cell>
          <table:table-cell table:style-name="Default" office:value-type="float" office:value="163.404505198" calcext:value-type="float">
            <text:p>163.404505198</text:p>
          </table:table-cell>
          <table:table-cell table:style-name="Default" office:value-type="float" office:value="197.732064922" calcext:value-type="float">
            <text:p>197.732064922</text:p>
          </table:table-cell>
          <table:table-cell table:style-name="Default" office:value-type="float" office:value="206.736366875" calcext:value-type="float">
            <text:p>206.736366875</text:p>
          </table:table-cell>
          <table:table-cell table:style-name="Default" office:value-type="float" office:value="215.879435039" calcext:value-type="float">
            <text:p>215.879435039</text:p>
          </table:table-cell>
          <table:table-cell table:style-name="Default" office:value-type="float" office:value="225.470156035" calcext:value-type="float">
            <text:p>225.470156035</text:p>
          </table:table-cell>
          <table:table-cell table:style-name="Default" office:value-type="float" office:value="225.297494804" calcext:value-type="float">
            <text:p>225.297494804</text:p>
          </table:table-cell>
          <table:table-cell table:style-name="Default" office:value-type="float" office:value="221.951766281" calcext:value-type="float">
            <text:p>221.951766281</text:p>
          </table:table-cell>
          <table:table-cell table:style-name="Default" office:value-type="float" office:value="62.1160358462" calcext:value-type="float">
            <text:p>62.1160358462</text:p>
          </table:table-cell>
          <table:table-cell table:style-name="Default" office:value-type="float" office:value="138.292330604" calcext:value-type="float">
            <text:p>138.292330604</text:p>
          </table:table-cell>
          <table:table-cell table:style-name="Default" office:value-type="float" office:value="169.017306853" calcext:value-type="float">
            <text:p>169.017306853</text:p>
          </table:table-cell>
          <table:table-cell table:style-name="Default" office:value-type="float" office:value="92.7514044678" calcext:value-type="float">
            <text:p>92.7514044678</text:p>
          </table:table-cell>
          <table:table-cell table:style-name="Default" office:value-type="float" office:value="92.1437878797" calcext:value-type="float">
            <text:p>92.1437878797</text:p>
          </table:table-cell>
          <table:table-cell table:style-name="Default" office:value-type="float" office:value="223.057008497" calcext:value-type="float">
            <text:p>223.057008497</text:p>
          </table:table-cell>
          <table:table-cell table:style-name="Default" office:value-type="float" office:value="236.634966704" calcext:value-type="float">
            <text:p>236.634966704</text:p>
          </table:table-cell>
          <table:table-cell table:style-name="Default" office:value-type="float" office:value="230.544063625" calcext:value-type="float">
            <text:p>230.544063625</text:p>
          </table:table-cell>
          <table:table-cell table:style-name="Default" office:value-type="float" office:value="178.508837079" calcext:value-type="float">
            <text:p>178.508837079</text:p>
          </table:table-cell>
          <table:table-cell table:style-name="Default" office:value-type="float" office:value="47.7802471546" calcext:value-type="float">
            <text:p>47.7802471546</text:p>
          </table:table-cell>
          <table:table-cell table:style-name="Default" office:value-type="float" office:value="32.3556696898" calcext:value-type="float">
            <text:p>32.3556696898</text:p>
          </table:table-cell>
          <table:table-cell table:style-name="Default" office:value-type="float" office:value="41.1398714011" calcext:value-type="float">
            <text:p>41.1398714011</text:p>
          </table:table-cell>
          <table:table-cell table:style-name="Default" office:value-type="float" office:value="74.1338452147" calcext:value-type="float">
            <text:p>74.1338452147</text:p>
          </table:table-cell>
          <table:table-cell table:style-name="Default" office:value-type="float" office:value="219.552413161" calcext:value-type="float">
            <text:p>219.552413161</text:p>
          </table:table-cell>
          <table:table-cell table:style-name="Default" office:value-type="float" office:value="113.366577732" calcext:value-type="float">
            <text:p>113.366577732</text:p>
          </table:table-cell>
          <table:table-cell table:style-name="Default" office:value-type="float" office:value="222.59482617" calcext:value-type="float">
            <text:p>222.59482617</text:p>
          </table:table-cell>
          <table:table-cell table:style-name="Default" office:value-type="float" office:value="69.9148950907" calcext:value-type="float">
            <text:p>69.9148950907</text:p>
          </table:table-cell>
          <table:table-cell table:style-name="Default" office:value-type="float" office:value="27.9440610545" calcext:value-type="float">
            <text:p>27.9440610545</text:p>
          </table:table-cell>
          <table:table-cell table:style-name="Default" office:value-type="float" office:value="84.0849786866" calcext:value-type="float">
            <text:p>84.0849786866</text:p>
          </table:table-cell>
          <table:table-cell office:value-type="float" office:value="22.8371088389" calcext:value-type="float">
            <text:p>22.837108838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36.634966704" calcext:value-type="float">
            <text:p>236.634966704</text:p>
          </table:table-cell>
          <table:table-cell office:value-type="float" office:value="230.544063625" calcext:value-type="float">
            <text:p>230.544063625</text:p>
          </table:table-cell>
          <table:table-cell office:value-type="float" office:value="229.59272415" calcext:value-type="float">
            <text:p>229.59272415</text:p>
          </table:table-cell>
          <table:table-cell office:value-type="float" office:value="225.470156035" calcext:value-type="float">
            <text:p>225.470156035</text:p>
          </table:table-cell>
          <table:table-cell office:value-type="float" office:value="225.297494804" calcext:value-type="float">
            <text:p>225.297494804</text:p>
          </table:table-cell>
          <table:table-cell office:value-type="float" office:value="223.057008497" calcext:value-type="float">
            <text:p>223.057008497</text:p>
          </table:table-cell>
          <table:table-cell office:value-type="float" office:value="222.59482617" calcext:value-type="float">
            <text:p>222.59482617</text:p>
          </table:table-cell>
          <table:table-cell office:value-type="float" office:value="221.951766281" calcext:value-type="float">
            <text:p>221.951766281</text:p>
          </table:table-cell>
          <table:table-cell office:value-type="float" office:value="219.552413161" calcext:value-type="float">
            <text:p>219.552413161</text:p>
          </table:table-cell>
          <table:table-cell office:value-type="float" office:value="215.879435039" calcext:value-type="float">
            <text:p>215.879435039</text:p>
          </table:table-cell>
          <table:table-cell office:value-type="float" office:value="206.736366875" calcext:value-type="float">
            <text:p>206.736366875</text:p>
          </table:table-cell>
          <table:table-cell office:value-type="float" office:value="197.732064922" calcext:value-type="float">
            <text:p>197.732064922</text:p>
          </table:table-cell>
          <table:table-cell office:value-type="float" office:value="178.508837079" calcext:value-type="float">
            <text:p>178.508837079</text:p>
          </table:table-cell>
          <table:table-cell office:value-type="float" office:value="169.017306853" calcext:value-type="float">
            <text:p>169.017306853</text:p>
          </table:table-cell>
          <table:table-cell office:value-type="float" office:value="163.404505198" calcext:value-type="float">
            <text:p>163.404505198</text:p>
          </table:table-cell>
          <table:table-cell office:value-type="float" office:value="138.292330604" calcext:value-type="float">
            <text:p>138.292330604</text:p>
          </table:table-cell>
          <table:table-cell office:value-type="float" office:value="113.366577732" calcext:value-type="float">
            <text:p>113.366577732</text:p>
          </table:table-cell>
          <table:table-cell office:value-type="float" office:value="92.7514044678" calcext:value-type="float">
            <text:p>92.7514044678</text:p>
          </table:table-cell>
          <table:table-cell office:value-type="float" office:value="92.1437878797" calcext:value-type="float">
            <text:p>92.1437878797</text:p>
          </table:table-cell>
          <table:table-cell office:value-type="float" office:value="89.26282095" calcext:value-type="float">
            <text:p>89.26282095</text:p>
          </table:table-cell>
          <table:table-cell office:value-type="float" office:value="84.0849786866" calcext:value-type="float">
            <text:p>84.0849786866</text:p>
          </table:table-cell>
          <table:table-cell office:value-type="float" office:value="74.1338452147" calcext:value-type="float">
            <text:p>74.1338452147</text:p>
          </table:table-cell>
          <table:table-cell office:value-type="float" office:value="69.9148950907" calcext:value-type="float">
            <text:p>69.9148950907</text:p>
          </table:table-cell>
          <table:table-cell office:value-type="float" office:value="62.1160358462" calcext:value-type="float">
            <text:p>62.1160358462</text:p>
          </table:table-cell>
          <table:table-cell office:value-type="float" office:value="47.7802471546" calcext:value-type="float">
            <text:p>47.7802471546</text:p>
          </table:table-cell>
          <table:table-cell office:value-type="float" office:value="41.1398714011" calcext:value-type="float">
            <text:p>41.1398714011</text:p>
          </table:table-cell>
          <table:table-cell office:value-type="float" office:value="32.3556696898" calcext:value-type="float">
            <text:p>32.3556696898</text:p>
          </table:table-cell>
          <table:table-cell office:value-type="float" office:value="27.9440610545" calcext:value-type="float">
            <text:p>27.9440610545</text:p>
          </table:table-cell>
          <table:table-cell office:value-type="float" office:value="22.8371088389" calcext:value-type="float">
            <text:p>22.837108838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office:value-type="float" office:value="10.55" calcext:value-type="float">
            <text:p>10.55</text:p>
          </table:table-cell>
          <table:table-cell office:value-type="float" office:value="10.15" calcext:value-type="float">
            <text:p>10.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.15" calcext:value-type="float">
            <text:p>10.15</text:p>
          </table:table-cell>
          <table:table-cell table:number-columns-repeated="2" office:value-type="float" office:value="10.95" calcext:value-type="float">
            <text:p>10.95</text:p>
          </table:table-cell>
          <table:table-cell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office:value-type="float" office:value="12.55" calcext:value-type="float">
            <text:p>12.55</text:p>
          </table:table-cell>
          <table:table-cell office:value-type="float" office:value="14.2" calcext:value-type="float">
            <text:p>14.2</text:p>
          </table:table-cell>
          <table:table-cell office:value-type="float" office:value="13.35" calcext:value-type="float">
            <text:p>13.35</text:p>
          </table:table-cell>
          <table:table-cell office:value-type="float" office:value="15.8" calcext:value-type="float">
            <text:p>15.8</text:p>
          </table:table-cell>
          <table:table-cell office:value-type="float" office:value="17.7" calcext:value-type="float">
            <text:p>17.7</text:p>
          </table:table-cell>
          <table:table-cell office:value-type="float" office:value="19.1" calcext:value-type="float">
            <text:p>19.1</text:p>
          </table:table-cell>
          <table:table-cell office:value-type="float" office:value="26.95" calcext:value-type="float">
            <text:p>26.95</text:p>
          </table:table-cell>
          <table:table-cell office:value-type="float" office:value="26.7" calcext:value-type="float">
            <text:p>26.7</text:p>
          </table:table-cell>
          <table:table-cell office:value-type="float" office:value="24.8" calcext:value-type="float">
            <text:p>24.8</text:p>
          </table:table-cell>
          <table:table-cell office:value-type="float" office:value="28.05" calcext:value-type="float">
            <text:p>28.05</text:p>
          </table:table-cell>
          <table:table-cell office:value-type="float" office:value="34.55" calcext:value-type="float">
            <text:p>34.55</text:p>
          </table:table-cell>
          <table:table-cell office:value-type="float" office:value="32.4" calcext:value-type="float">
            <text:p>32.4</text:p>
          </table:table-cell>
          <table:table-cell office:value-type="float" office:value="31.15" calcext:value-type="float">
            <text:p>31.15</text:p>
          </table:table-cell>
          <table:table-cell office:value-type="float" office:value="51" calcext:value-type="float">
            <text:p>51</text:p>
          </table:table-cell>
          <table:table-cell office:value-type="float" office:value="53.95" calcext:value-type="float">
            <text:p>53.95</text:p>
          </table:table-cell>
          <table:table-cell office:value-type="float" office:value="64.35" calcext:value-type="float">
            <text:p>64.35</text:p>
          </table:table-cell>
          <table:table-cell office:value-type="float" office:value="49.65" calcext:value-type="float">
            <text:p>49.65</text:p>
          </table:table-cell>
          <table:table-cell office:value-type="float" office:value="71.95" calcext:value-type="float">
            <text:p>71.95</text:p>
          </table:table-cell>
          <table:table-cell table:number-columns-repeated="99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 table:number-columns-repeated="29"/>
          <table:table-cell table:number-columns-repeated="99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2" draw:text-style-name="P1" svg:width="264.38mm" svg:height="151.94mm" svg:x="30.29mm" svg:y="13.28mm">
            <loext:p draw:notify-on-update-of-ranges="Sheet1.A7:Sheet1.A35 Sheet1.I5:Sheet1.I6 Sheet1.I7:Sheet1.I35 Sheet1.J5:Sheet1.J6 Sheet1.J7:Sheet1.J35 Sheet1.M5:Sheet1.M6 Sheet1.M7:Sheet1.M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3" draw:text-style-name="P1" svg:width="265.68mm" svg:height="152.45mm" svg:x="82.33mm" svg:y="172.12mm">
            <loext:p draw:notify-on-update-of-ranges="Sheet1.A7:Sheet1.A35 Sheet1.B5:Sheet1.B6 Sheet1.B7:Sheet1.B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7:Sheet1.L3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text>-</number:text>
      <number:number number:decimal-places="2" loext:min-decimal-places="2" number:min-integer-digits="0" number:grouping="true"/>
    </number:number-style>
    <number:number-style style:name="N113">
      <number:text>-</number:text>
      <number:number number:decimal-places="0" loext:min-decimal-places="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08:57:11.555003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9:53:43.959633042</meta:creation-date>
    <dc:date>2019-05-10T11:34:20.803097981</dc:date>
    <meta:editing-duration>PT11H29M5S</meta:editing-duration>
    <meta:editing-cycles>10</meta:editing-cycles>
    <meta:generator>LibreOffice/5.1.6.2$Linux_X86_64 LibreOffice_project/10m0$Build-2</meta:generator>
    <meta:document-statistic meta:table-count="3" meta:cell-count="4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style:font-style-name="Bold" fo:font-size="20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style:font-style-name="Bold"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style:font-style-name="Bold"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20" chart:origin="0" chart:reverse-direction="false" text:line-break="false" loext:try-staggering-first="false" chart:link-data-style-to-source="true" chart:axis-position="1"/>
      <style:graphic-properties svg:stroke-color="#b3b3b3"/>
      <style:text-properties style:font-style-name="Bold" fo:font-size="12pt" fo:font-weight="bold" style:font-size-asian="10pt" style:font-size-complex="10pt"/>
    </style:style>
    <style:style style:name="ch7" style:family="chart">
      <style:chart-properties style:rotation-angle="90"/>
      <style:text-properties style:font-style-name="Bold"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69cm" svg:height="15.246cm" xlink:href=".." xlink:type="simple" chart:class="chart:line" chart:style-name="ch1">
        <chart:legend svg:x="17.923cm" svg:y="0.774cm" style:legend-expansion="custom" chartooo:width="5.972cm" chartooo:height="1.077cm" style:legend-expansion-aspect-ratio="5.54503249767874" chart:style-name="ch2"/>
        <chart:plot-area chart:style-name="ch3" table:cell-range-address="Sheet1.A5:Sheet1.B35" chart:data-source-has-labels="both" svg:x="2.2cm" svg:y="0.304cm" svg:width="23.838cm" svg:height="12.999cm">
          <chartooo:coordinate-region svg:x="3.165cm" svg:y="0.53cm" svg:width="22.633cm" svg:height="12.073cm"/>
          <chart:axis chart:dimension="x" chart:name="primary-x" chart:style-name="ch4" chartooo:axis-type="auto">
            <chartooo:date-scale/>
            <chart:title svg:x="12.47cm" svg:y="13.607cm" chart:style-name="ch5">
              <text:p>Location</text:p>
            </chart:title>
            <chart:categories table:cell-range-address="Sheet1.A7:Sheet1.A35"/>
          </chart:axis>
          <chart:axis chart:dimension="y" chart:name="primary-y" chart:style-name="ch6">
            <chart:title svg:x="0.671cm" svg:y="10.161cm" chart:style-name="ch7">
              <text:p>Throughput (Kbp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B7:Sheet1.B35" chart:label-cell-address="Sheet1.B5:Sheet1.B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</text:p>
                <text:list>
                  <text:list-item>
                    <text:p>Throughput </text:p>
                  </text:list-item>
                  <text:list-item>
                    <text:p/>
                  </text:list-item>
                </text:list>
                <draw:g>
                  <svg:desc>Sheet1.B5:Sheet1.B6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7:Sheet1.A35</svg:desc>
                </draw:g>
              </table:table-cell>
              <table:table-cell office:value-type="float" office:value="236.634966704">
                <text:p>236.634966704</text:p>
                <draw:g>
                  <svg:desc>Sheet1.B7:Sheet1.B35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0.544063625">
                <text:p>230.5440636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9.59272415">
                <text:p>229.592724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5.470156035">
                <text:p>225.4701560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5.297494804">
                <text:p>225.2974948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3.057008497">
                <text:p>223.0570084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2.59482617">
                <text:p>222.594826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1.951766281">
                <text:p>221.9517662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19.552413161">
                <text:p>219.5524131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5.879435039">
                <text:p>215.8794350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6.736366875">
                <text:p>206.736366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7.732064922">
                <text:p>197.7320649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8.508837079">
                <text:p>178.5088370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9.017306853">
                <text:p>169.0173068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3.404505198">
                <text:p>163.4045051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.292330604">
                <text:p>138.2923306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3.366577732">
                <text:p>113.3665777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2.7514044678">
                <text:p>92.75140446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2.1437878797">
                <text:p>92.14378787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9.26282095">
                <text:p>89.262820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4.0849786866">
                <text:p>84.08497868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4.1338452147">
                <text:p>74.13384521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9.9148950907">
                <text:p>69.91489509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.1160358462">
                <text:p>62.11603584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7.7802471546">
                <text:p>47.78024715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.1398714011">
                <text:p>41.13987140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.3556696898">
                <text:p>32.35566968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.9440610545">
                <text:p>27.94406105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.8371088389">
                <text:p>22.8371088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style:font-style-name="Bold" fo:font-size="20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style:rotation-angle="0"/>
      <style:text-properties style:font-style-name="Bold"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style:font-style-name="Bold" fo:font-size="12pt" fo:font-weight="bold" style:font-size-asian="10pt" style:font-size-complex="10pt"/>
    </style:style>
    <style:style style:name="ch7" style:family="chart">
      <style:chart-properties style:rotation-angle="90"/>
      <style:text-properties style:font-style-name="Bold"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54cm" svg:height="10.413cm" xlink:href=".." xlink:type="simple" chart:class="chart:line" chart:column-mapping="0 1 2" chart:style-name="ch1">
        <chart:legend svg:x="2.464cm" svg:y="0.847cm" style:legend-expansion="custom" chartooo:width="12.792cm" chartooo:height="2.013cm" style:legend-expansion-aspect-ratio="6.35469448584203" chart:style-name="ch2"/>
        <chart:plot-area chart:style-name="ch3" table:cell-range-address="Sheet1.A7:Sheet1.A35 Sheet1.C5:Sheet1.F35" chart:data-source-has-labels="both" svg:x="1.648cm" svg:y="0.591cm" svg:width="16.156cm" svg:height="8.176cm">
          <chartooo:coordinate-region svg:x="2.375cm" svg:y="0.817cm" svg:width="15.189cm" svg:height="7.25cm"/>
          <chart:axis chart:dimension="x" chart:name="primary-x" chart:style-name="ch4" chartooo:axis-type="auto">
            <chartooo:date-scale/>
            <chart:title svg:x="7.414cm" svg:y="8.471cm" chart:style-name="ch5">
              <text:p>Location Ids</text:p>
            </chart:title>
            <chart:categories table:cell-range-address="Sheet1.A7:Sheet1.A35"/>
          </chart:axis>
          <chart:axis chart:dimension="y" chart:name="primary-y" chart:style-name="ch6">
            <chart:title svg:x="0.332cm" svg:y="7.529cm" chart:style-name="ch7">
              <text:p>Energy (Joules)</text:p>
            </chart:title>
            <chart:grid chart:style-name="ch8" chart:class="major"/>
          </chart:axis>
          <chart:series chart:style-name="ch9" chart:values-cell-range-address="Sheet1.C7:Sheet1.C35" chart:label-cell-address="Sheet1.C5:Sheet1.C6" chart:class="chart:line">
            <chart:data-point chart:repeated="29"/>
          </chart:series>
          <chart:series chart:style-name="ch10" chart:values-cell-range-address="Sheet1.D7:Sheet1.D35" chart:label-cell-address="Sheet1.D5:Sheet1.D6" chart:class="chart:line">
            <chart:data-point chart:repeated="29"/>
          </chart:series>
          <chart:series chart:style-name="ch11" chart:values-cell-range-address="Sheet1.E7:Sheet1.E35" chart:label-cell-address="Sheet1.E5:Sheet1.E6" chart:class="chart:line">
            <chart:data-point chart:repeated="29"/>
          </chart:series>
          <chart:series chart:style-name="ch12" chart:values-cell-range-address="Sheet1.F7:Sheet1.F35" chart:label-cell-address="Sheet1.F5:Sheet1.F6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Energy</text:p>
                <text:list>
                  <text:list-item>
                    <text:p>Total Energy</text:p>
                  </text:list-item>
                  <text:list-item>
                    <text:p/>
                  </text:list-item>
                </text:list>
                <draw:g>
                  <svg:desc>Sheet1.C5:Sheet1.C6</svg:desc>
                </draw:g>
              </table:table-cell>
              <table:table-cell office:value-type="string">
                <text:p>Active Energy</text:p>
                <text:list>
                  <text:list-item>
                    <text:p>Active Energy</text:p>
                  </text:list-item>
                  <text:list-item>
                    <text:p/>
                  </text:list-item>
                </text:list>
                <draw:g>
                  <svg:desc>Sheet1.D5:Sheet1.D6</svg:desc>
                </draw:g>
              </table:table-cell>
              <table:table-cell office:value-type="string">
                <text:p>Ramp Energy</text:p>
                <text:list>
                  <text:list-item>
                    <text:p>Ramp Energy</text:p>
                  </text:list-item>
                  <text:list-item>
                    <text:p/>
                  </text:list-item>
                </text:list>
                <draw:g>
                  <svg:desc>Sheet1.E5:Sheet1.E6</svg:desc>
                </draw:g>
              </table:table-cell>
              <table:table-cell office:value-type="string">
                <text:p>Tail Energy</text:p>
                <text:list>
                  <text:list-item>
                    <text:p>Tail Energy</text:p>
                  </text:list-item>
                  <text:list-item>
                    <text:p/>
                  </text:list-item>
                </text:list>
                <draw:g>
                  <svg:desc>Sheet1.F5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7:Sheet1.A35</svg:desc>
                </draw:g>
              </table:table-cell>
              <table:table-cell office:value-type="float" office:value="10.2">
                <text:p>10.2</text:p>
                <draw:g>
                  <svg:desc>Sheet1.C7:Sheet1.C35</svg:desc>
                </draw:g>
              </table:table-cell>
              <table:table-cell office:value-type="float" office:value="10">
                <text:p>10</text:p>
                <draw:g>
                  <svg:desc>Sheet1.D7:Sheet1.D35</svg:desc>
                </draw:g>
              </table:table-cell>
              <table:table-cell office:value-type="float" office:value="0.2">
                <text:p>0.2</text:p>
                <draw:g>
                  <svg:desc>Sheet1.E7:Sheet1.E35</svg:desc>
                </draw:g>
              </table:table-cell>
              <table:table-cell office:value-type="float" office:value="0.9">
                <text:p>0.9</text:p>
                <draw:g>
                  <svg:desc>Sheet1.F7:Sheet1.F35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.6">
                <text:p>10.6</text:p>
              </table:table-cell>
              <table:table-cell office:value-type="float" office:value="10.4">
                <text:p>10.4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.55">
                <text:p>10.55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15">
                <text:p>10.15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.15">
                <text:p>10.15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.95">
                <text:p>10.95</text:p>
              </table:table-cell>
              <table:table-cell office:value-type="float" office:value="10.4">
                <text:p>10.4</text:p>
              </table:table-cell>
              <table:table-cell office:value-type="float" office:value="0.4">
                <text:p>0.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.95">
                <text:p>10.95</text:p>
              </table:table-cell>
              <table:table-cell office:value-type="float" office:value="10.4">
                <text:p>10.4</text:p>
              </table:table-cell>
              <table:table-cell office:value-type="float" office:value="0.4">
                <text:p>0.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3">
                <text:p>11.3</text:p>
              </table:table-cell>
              <table:table-cell office:value-type="float" office:value="10.4">
                <text:p>10.4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5">
                <text:p>12.55</text:p>
              </table:table-cell>
              <table:table-cell office:value-type="float" office:value="12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2">
                <text:p>14.2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.35">
                <text:p>13.35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8">
                <text:p>15.8</text:p>
              </table:table-cell>
              <table:table-cell office:value-type="float" office:value="15.6">
                <text:p>15.6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.7">
                <text:p>17.7</text:p>
              </table:table-cell>
              <table:table-cell office:value-type="float" office:value="16.8">
                <text:p>16.8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.1">
                <text:p>19.1</text:p>
              </table:table-cell>
              <table:table-cell office:value-type="float" office:value="16.4">
                <text:p>16.4</text:p>
              </table:table-cell>
              <table:table-cell office:value-type="float" office:value="1.2">
                <text:p>1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.95">
                <text:p>26.95</text:p>
              </table:table-cell>
              <table:table-cell office:value-type="float" office:value="26.4">
                <text:p>26.4</text:p>
              </table:table-cell>
              <table:table-cell office:value-type="float" office:value="0.4">
                <text:p>0.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7">
                <text:p>26.7</text:p>
              </table:table-cell>
              <table:table-cell office:value-type="float" office:value="26">
                <text:p>26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8">
                <text:p>24.8</text:p>
              </table:table-cell>
              <table:table-cell office:value-type="float" office:value="21.6">
                <text:p>21.6</text:p>
              </table:table-cell>
              <table:table-cell office:value-type="float" office:value="1.4">
                <text:p>1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.05">
                <text:p>28.05</text:p>
              </table:table-cell>
              <table:table-cell office:value-type="float" office:value="26.4">
                <text:p>26.4</text:p>
              </table:table-cell>
              <table:table-cell office:value-type="float" office:value="0.6">
                <text:p>0.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.55">
                <text:p>34.55</text:p>
              </table:table-cell>
              <table:table-cell office:value-type="float" office:value="34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2.4">
                <text:p>32.4</text:p>
              </table:table-cell>
              <table:table-cell office:value-type="float" office:value="29.2">
                <text:p>29.2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.15">
                <text:p>31.15</text:p>
              </table:table-cell>
              <table:table-cell office:value-type="float" office:value="24">
                <text:p>24</text:p>
              </table:table-cell>
              <table:table-cell office:value-type="float" office:value="1.6">
                <text:p>1.6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48.8">
                <text:p>48.8</text:p>
              </table:table-cell>
              <table:table-cell office:value-type="float" office:value="1.8">
                <text:p>1.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3.95">
                <text:p>53.95</text:p>
              </table:table-cell>
              <table:table-cell office:value-type="float" office:value="47.6">
                <text:p>47.6</text:p>
              </table:table-cell>
              <table:table-cell office:value-type="float" office:value="3.2">
                <text:p>3.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.35">
                <text:p>64.35</text:p>
              </table:table-cell>
              <table:table-cell office:value-type="float" office:value="54">
                <text:p>54</text:p>
              </table:table-cell>
              <table:table-cell office:value-type="float" office:value="3.6">
                <text:p>3.6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.65">
                <text:p>49.65</text:p>
              </table:table-cell>
              <table:table-cell office:value-type="float" office:value="43.6">
                <text:p>43.6</text:p>
              </table:table-cell>
              <table:table-cell office:value-type="float" office:value="0.8">
                <text:p>0.8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1.95">
                <text:p>71.95</text:p>
              </table:table-cell>
              <table:table-cell office:value-type="float" office:value="44.4">
                <text:p>44.4</text:p>
              </table:table-cell>
              <table:table-cell office:value-type="float" office:value="5.8">
                <text:p>5.8</text:p>
              </table:table-cell>
              <table:table-cell office:value-type="float" office:value="22.65">
                <text:p>22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text>-</number:text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style:font-style-name="Bold" fo:font-size="20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5" style:family="chart">
      <style:chart-properties chart:auto-position="true" style:rotation-angle="0"/>
      <style:text-properties style:font-style-name="Bold"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style:font-style-name="Bold"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3">
      <style:chart-properties chart:display-label="true" chart:logarithmic="false" chart:minimum="80" chart:maximum="120" chart:reverse-direction="false" text:line-break="false" loext:try-staggering-first="false" chart:link-data-style-to-source="false" chart:axis-position="end"/>
      <style:graphic-properties svg:stroke-color="#b3b3b3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10" style:family="chart" style:data-style-name="N0">
      <style:chart-properties chart:symbol-type="automatic" chart:symbol-width="0.303cm" chart:symbol-height="0.303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03cm" chart:symbol-height="0.303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39cm" svg:height="15.195cm" xlink:href=".." xlink:type="simple" chart:class="chart:bar" chart:column-mapping="0" chart:style-name="ch1">
        <chart:legend svg:x="5.613cm" svg:y="0.583cm" style:legend-expansion="custom" chartooo:width="15.431cm" chartooo:height="1.077cm" style:legend-expansion-aspect-ratio="14.3277623026927" chart:style-name="ch2"/>
        <chart:plot-area chart:style-name="ch3" table:cell-range-address="Sheet1.A7:Sheet1.A35 Sheet1.I5:Sheet1.J35 Sheet1.M5:Sheet1.M35" chart:data-source-has-labels="both" svg:x="2.991cm" svg:y="0.303cm" svg:width="21.173cm" svg:height="12.95cm">
          <chartooo:coordinate-region svg:x="3.665cm" svg:y="0.582cm" svg:width="19.294cm" svg:height="11.865cm"/>
          <chart:axis chart:dimension="x" chart:name="primary-x" chart:style-name="ch4" chartooo:axis-type="auto">
            <chartooo:date-scale/>
            <chart:title svg:x="11.492cm" svg:y="13.556cm" chart:style-name="ch5">
              <text:p>Location Id</text:p>
            </chart:title>
            <chart:categories table:cell-range-address="Sheet1.A7:Sheet1.A35"/>
          </chart:axis>
          <chart:axis chart:dimension="y" chart:name="primary-y" chart:style-name="ch6">
            <chart:title svg:x="0.451cm" svg:y="12.475cm" chart:style-name="ch7">
              <text:p>Variance and 
Number of Handovers (Integers)</text:p>
            </chart:title>
            <chart:grid chart:style-name="ch8" chart:class="major"/>
          </chart:axis>
          <chart:axis chart:dimension="y" chart:name="secondary-y" chart:style-name="ch9">
            <chart:title svg:x="24.692cm" svg:y="10.424cm" chart:style-name="ch7">
              <text:p>Average RSSI (dBm)</text:p>
            </chart:title>
          </chart:axis>
          <chart:series chart:attached-axis="primary-y" chart:style-name="ch10" chart:values-cell-range-address="Sheet1.I7:Sheet1.I35" chart:label-cell-address="Sheet1.I5:Sheet1.I6" chart:class="chart:bar">
            <chart:data-point chart:repeated="29"/>
          </chart:series>
          <chart:series chart:attached-axis="primary-y" chart:style-name="ch11" chart:values-cell-range-address="Sheet1.J7:Sheet1.J35" chart:label-cell-address="Sheet1.J5:Sheet1.J6" chart:class="chart:bar">
            <chart:data-point chart:repeated="29"/>
          </chart:series>
          <chart:series chart:attached-axis="secondary-y" chart:style-name="ch12" chart:values-cell-range-address="Sheet1.M7:Sheet1.M35" chart:label-cell-address="Sheet1.M5:Sheet1.M6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 RSSI</text:p>
                <text:list>
                  <text:list-item>
                    <text:p>Var RSSI</text:p>
                  </text:list-item>
                  <text:list-item>
                    <text:p/>
                  </text:list-item>
                </text:list>
                <draw:g>
                  <svg:desc>Sheet1.I5:Sheet1.I6</svg:desc>
                </draw:g>
              </table:table-cell>
              <table:table-cell office:value-type="string">
                <text:p>Num Points</text:p>
                <text:list>
                  <text:list-item>
                    <text:p>Num Points</text:p>
                  </text:list-item>
                  <text:list-item>
                    <text:p/>
                  </text:list-item>
                </text:list>
                <draw:g>
                  <svg:desc>Sheet1.J5:Sheet1.J6</svg:desc>
                </draw:g>
              </table:table-cell>
              <table:table-cell office:value-type="string">
                <text:p>Avg. RSSI</text:p>
                <text:list>
                  <text:list-item>
                    <text:p>Avg. RSSI</text:p>
                  </text:list-item>
                  <text:list-item>
                    <text:p/>
                  </text:list-item>
                </text:list>
                <draw:g>
                  <svg:desc>Sheet1.M5:Sheet1.M6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7:Sheet1.A35</svg:desc>
                </draw:g>
              </table:table-cell>
              <table:table-cell office:value-type="float" office:value="10">
                <text:p>10</text:p>
                <draw:g>
                  <svg:desc>Sheet1.I7:Sheet1.I35</svg:desc>
                </draw:g>
              </table:table-cell>
              <table:table-cell office:value-type="float" office:value="8">
                <text:p>8</text:p>
                <draw:g>
                  <svg:desc>Sheet1.J7:Sheet1.J35</svg:desc>
                </draw:g>
              </table:table-cell>
              <table:table-cell office:value-type="float" office:value="101">
                <text:p>101</text:p>
                <draw:g>
                  <svg:desc>Sheet1.M7:Sheet1.M35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style:rotation-angle="0"/>
      <style:text-properties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style:rotation-angle="90"/>
      <style:text-properties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31cm" svg:height="10.446cm" xlink:href=".." xlink:type="simple" chart:class="chart:line" chart:style-name="ch1">
        <chart:legend svg:x="11.289cm" svg:y="0.964cm" style:legend-expansion="custom" chartooo:width="5.972cm" chartooo:height="1.077cm" style:legend-expansion-aspect-ratio="5.54503249767874" chart:style-name="ch2"/>
        <chart:plot-area chart:style-name="ch3" table:cell-range-address="Sheet1.A5:Sheet1.B35" chart:data-source-has-labels="both" svg:x="1.919cm" svg:y="0.208cm" svg:width="16.34cm" svg:height="8.391cm">
          <chartooo:coordinate-region svg:x="2.884cm" svg:y="0.434cm" svg:width="15.135cm" svg:height="7.465cm"/>
          <chart:axis chart:dimension="x" chart:name="primary-x" chart:style-name="ch4" chartooo:axis-type="auto">
            <chartooo:date-scale/>
            <chart:title svg:x="8.037cm" svg:y="8.433cm" chart:style-name="ch5">
              <text:p>Location Ids</text:p>
            </chart:title>
            <chart:categories table:cell-range-address="Sheet1.A7:Sheet1.A35"/>
          </chart:axis>
          <chart:axis chart:dimension="y" chart:name="primary-y" chart:style-name="ch6">
            <chart:title svg:x="0.615cm" svg:y="7.364cm" chart:style-name="ch7">
              <text:p>Throughput (in Kbps)</text:p>
            </chart:title>
            <chart:grid chart:style-name="ch8" chart:class="major"/>
          </chart:axis>
          <chart:series chart:style-name="ch9" chart:values-cell-range-address="Sheet1.B7:Sheet1.B35" chart:label-cell-address="Sheet1.B5:Sheet1.B6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</text:p>
                <text:list>
                  <text:list-item>
                    <text:p>Throughput </text:p>
                  </text:list-item>
                  <text:list-item>
                    <text:p/>
                  </text:list-item>
                </text:list>
                <draw:g>
                  <svg:desc>Sheet1.B5:Sheet1.B6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A7:Sheet1.A35</svg:desc>
                </draw:g>
              </table:table-cell>
              <table:table-cell office:value-type="float" office:value="236.634966704">
                <text:p>236.634966704</text:p>
                <draw:g>
                  <svg:desc>Sheet1.B7:Sheet1.B35</svg:desc>
                </draw:g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0.544063625">
                <text:p>230.5440636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9.59272415">
                <text:p>229.592724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5.470156035">
                <text:p>225.4701560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5.297494804">
                <text:p>225.2974948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3.057008497">
                <text:p>223.0570084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2.59482617">
                <text:p>222.594826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1.951766281">
                <text:p>221.9517662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19.552413161">
                <text:p>219.5524131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5.879435039">
                <text:p>215.8794350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6.736366875">
                <text:p>206.736366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7.732064922">
                <text:p>197.7320649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8.508837079">
                <text:p>178.5088370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9.017306853">
                <text:p>169.0173068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3.404505198">
                <text:p>163.4045051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.292330604">
                <text:p>138.2923306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3.366577732">
                <text:p>113.3665777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2.7514044678">
                <text:p>92.75140446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2.1437878797">
                <text:p>92.14378787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9.26282095">
                <text:p>89.262820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4.0849786866">
                <text:p>84.08497868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4.1338452147">
                <text:p>74.13384521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9.9148950907">
                <text:p>69.91489509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.1160358462">
                <text:p>62.11603584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7.7802471546">
                <text:p>47.78024715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.1398714011">
                <text:p>41.13987140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.3556696898">
                <text:p>32.35566968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.9440610545">
                <text:p>27.94406105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.8371088389">
                <text:p>22.83710883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